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t Kho (Caramelized Pork)</text:p>
      <text:p text:style-name="Standard"/>
      <text:p text:style-name="P1">In dry sauce pan, caramelize sugar:</text:p>
      <text:p text:style-name="Standard">½ cup sugar</text:p>
      <text:p text:style-name="Standard"/>
      <text:p text:style-name="P1">&gt; Then add:</text:p>
      <text:p text:style-name="Standard">1 ½ lbs pork belly, cubed</text:p>
      <text:p text:style-name="Standard">1/4 onion, minced</text:p>
      <text:p text:style-name="Standard">2 garlic cloves, minced</text:p>
      <text:p text:style-name="Standard">½ tsp black pepper</text:p>
      <text:p text:style-name="Standard"/>
      <text:p text:style-name="P1">&gt; After meat turns golden, add (boil for a couple minutes):</text:p>
      <text:p text:style-name="Standard">¼ cup fish sauce</text:p>
      <text:p text:style-name="Standard">1 cup water</text:p>
      <text:p text:style-name="Standard"/>
      <text:p text:style-name="P1">&gt; Then lower temperature to a simmer (20 minutes):</text:p>
      <text:p text:style-name="Standard">add fish sauce and black pepper to tas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5T09:33:37.31</meta:creation-date>
    <dc:date>2020-05-24T13:52:12.29</dc:date>
    <meta:editing-duration>PT21H54M32S</meta:editing-duration>
    <meta:editing-cycles>4</meta:editing-cycles>
    <meta:generator>OpenOffice/4.1.4$Win32 OpenOffice.org_project/414m5$Build-9788</meta:generator>
    <meta:document-statistic meta:table-count="0" meta:image-count="0" meta:object-count="0" meta:page-count="1" meta:paragraph-count="13" meta:word-count="68" meta:character-count="343"/>
  </office:meta>
</office:document-meta>
</file>